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b0686" officeooo:paragraph-rsid="00173d1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578bc" officeooo:paragraph-rsid="00173d1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3c2f7" officeooo:paragraph-rsid="00173d1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6dcc6" officeooo:paragraph-rsid="00173d1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73d12" officeooo:paragraph-rsid="00173d1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0b0686" officeooo:paragraph-rsid="00173d1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weight="bold" officeooo:rsid="0003c2f7" officeooo:paragraph-rsid="00173d12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3c2f7" officeooo:paragraph-rsid="00173d1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578bc" officeooo:paragraph-rsid="00173d1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8b92e" officeooo:paragraph-rsid="00173d12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2pt" officeooo:rsid="0003c2f7" officeooo:paragraph-rsid="00173d12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rsid="0003c2f7" officeooo:paragraph-rsid="00173d12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09345d" officeooo:paragraph-rsid="00173d12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173d12" officeooo:paragraph-rsid="00173d12" style:font-size-asian="12pt" style:font-size-complex="12pt"/>
    </style:style>
    <style:style style:name="P15" style:family="paragraph" style:parent-style-name="List_20_Contents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paragraph-rsid="00173d1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bold" officeooo:rsid="000b0686" officeooo:paragraph-rsid="00173d1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fo:font-weight="bold" officeooo:rsid="001748ea" officeooo:paragraph-rsid="001748ea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b0686" officeooo:paragraph-rsid="00173d1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b0686" officeooo:paragraph-rsid="001748e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3c2f7" officeooo:paragraph-rsid="00173d1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3c2f7" officeooo:paragraph-rsid="001748e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6dcc6" officeooo:paragraph-rsid="00173d1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578bc" officeooo:paragraph-rsid="00173d1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0b0686" officeooo:paragraph-rsid="00173d12" style:font-size-asian="12pt" style:font-weight-asian="bold" style:font-size-complex="12pt" style:font-weight-complex="bold"/>
    </style:style>
    <style:style style:name="T1" style:family="text">
      <style:text-properties officeooo:rsid="000578bc"/>
    </style:style>
    <style:style style:name="T2" style:family="text">
      <style:text-properties fo:font-weight="normal" officeooo:rsid="000578bc" style:font-weight-asian="normal" style:font-weight-complex="normal"/>
    </style:style>
    <style:style style:name="T3" style:family="text">
      <style:text-properties fo:font-weight="normal" officeooo:rsid="0003c2f7" style:font-weight-asian="normal" style:font-weight-complex="normal"/>
    </style:style>
    <style:style style:name="T4" style:family="text">
      <style:text-properties officeooo:rsid="0009345d"/>
    </style:style>
    <style:style style:name="T5" style:family="text">
      <style:text-properties officeooo:rsid="00173d12"/>
    </style:style>
    <style:style style:name="T6" style:family="text">
      <style:text-properties officeooo:rsid="001748ea"/>
    </style:style>
    <style:style style:name="T7" style:family="text">
      <style:text-properties officeooo:rsid="0018b0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Ja<text:span text:style-name="T7">bR</text:span>ef pontos de função</text:p>
      <text:p text:style-name="P7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8">Tipo de Função</text:p>
          </table:table-cell>
          <table:table-cell table:style-name="Tabela1.A1" office:value-type="string">
            <text:p text:style-name="P9">Simples</text:p>
          </table:table-cell>
          <table:table-cell table:style-name="Tabela1.A1" office:value-type="string">
            <text:p text:style-name="P8">Médi<text:span text:style-name="T1">o</text:span></text:p>
          </table:table-cell>
          <table:table-cell table:style-name="Tabela1.D1" office:value-type="string">
            <text:p text:style-name="P9">Complexo</text:p>
          </table:table-cell>
        </table:table-row>
        <table:table-row>
          <table:table-cell table:style-name="Tabela1.A2" office:value-type="string">
            <text:p text:style-name="P11">Entrada externa</text:p>
          </table:table-cell>
          <table:table-cell table:style-name="Tabela1.A2" office:value-type="string">
            <text:p text:style-name="P12">3</text:p>
          </table:table-cell>
          <table:table-cell table:style-name="Tabela1.A2" office:value-type="string">
            <text:p text:style-name="P12">4</text:p>
          </table:table-cell>
          <table:table-cell table:style-name="Tabela1.D2" office:value-type="string">
            <text:p text:style-name="P12">6</text:p>
          </table:table-cell>
        </table:table-row>
        <table:table-row>
          <table:table-cell table:style-name="Tabela1.A2" office:value-type="string">
            <text:p text:style-name="P12">Saida externa</text:p>
          </table:table-cell>
          <table:table-cell table:style-name="Tabela1.A2" office:value-type="string">
            <text:p text:style-name="P12">4</text:p>
          </table:table-cell>
          <table:table-cell table:style-name="Tabela1.A2" office:value-type="string">
            <text:p text:style-name="P12">5</text:p>
          </table:table-cell>
          <table:table-cell table:style-name="Tabela1.D2" office:value-type="string">
            <text:p text:style-name="P12">7</text:p>
          </table:table-cell>
        </table:table-row>
        <table:table-row>
          <table:table-cell table:style-name="Tabela1.A2" office:value-type="string">
            <text:p text:style-name="P12">Consultas externas</text:p>
          </table:table-cell>
          <table:table-cell table:style-name="Tabela1.A2" office:value-type="string">
            <text:p text:style-name="P12">3</text:p>
          </table:table-cell>
          <table:table-cell table:style-name="Tabela1.A2" office:value-type="string">
            <text:p text:style-name="P12">4</text:p>
          </table:table-cell>
          <table:table-cell table:style-name="Tabela1.D2" office:value-type="string">
            <text:p text:style-name="P12">6</text:p>
          </table:table-cell>
        </table:table-row>
        <table:table-row>
          <table:table-cell table:style-name="Tabela1.A2" office:value-type="string">
            <text:p text:style-name="P12">Arquivos lógicos internos</text:p>
          </table:table-cell>
          <table:table-cell table:style-name="Tabela1.A2" office:value-type="string">
            <text:p text:style-name="P12">7</text:p>
          </table:table-cell>
          <table:table-cell table:style-name="Tabela1.A2" office:value-type="string">
            <text:p text:style-name="P12">10</text:p>
          </table:table-cell>
          <table:table-cell table:style-name="Tabela1.D2" office:value-type="string">
            <text:p text:style-name="P12">15</text:p>
          </table:table-cell>
        </table:table-row>
        <table:table-row>
          <table:table-cell table:style-name="Tabela1.A2" office:value-type="string">
            <text:p text:style-name="P12">Arquivos de interface externa</text:p>
          </table:table-cell>
          <table:table-cell table:style-name="Tabela1.A2" office:value-type="string">
            <text:p text:style-name="P12">5</text:p>
          </table:table-cell>
          <table:table-cell table:style-name="Tabela1.A2" office:value-type="string">
            <text:p text:style-name="P12">7</text:p>
          </table:table-cell>
          <table:table-cell table:style-name="Tabela1.D2" office:value-type="string">
            <text:p text:style-name="P12">10</text:p>
          </table:table-cell>
        </table:table-row>
      </table:table>
      <text:p text:style-name="P16">Tabela IFPUG</text:p>
      <text:p text:style-name="P2"/>
      <text:p text:style-name="P1">UFP = contagem dos pontos de função</text:p>
      <text:p text:style-name="P3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0">Tipo de função</text:p>
          </table:table-cell>
          <table:table-cell table:style-name="Tabela2.A1" office:value-type="string">
            <text:p text:style-name="P10">Simples</text:p>
          </table:table-cell>
          <table:table-cell table:style-name="Tabela2.A1" office:value-type="string">
            <text:p text:style-name="P10">Médio</text:p>
          </table:table-cell>
          <table:table-cell table:style-name="Tabela2.D1" office:value-type="string">
            <text:p text:style-name="P10">Complexo</text:p>
          </table:table-cell>
        </table:table-row>
        <table:table-row>
          <table:table-cell table:style-name="Tabela2.A2" office:value-type="string">
            <text:p text:style-name="P10">ALI</text:p>
          </table:table-cell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0</text:p>
          </table:table-cell>
          <table:table-cell table:style-name="Tabela2.D2" office:value-type="string">
            <text:p text:style-name="P14">0</text:p>
          </table:table-cell>
        </table:table-row>
        <table:table-row>
          <table:table-cell table:style-name="Tabela2.A2" office:value-type="string">
            <text:p text:style-name="P10">AIE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0</text:p>
          </table:table-cell>
          <table:table-cell table:style-name="Tabela2.D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0">EE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4">1</text:p>
          </table:table-cell>
          <table:table-cell table:style-name="Tabela2.D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0">SE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4">1</text:p>
          </table:table-cell>
          <table:table-cell table:style-name="Tabela2.D2" office:value-type="string">
            <text:p text:style-name="P14">0</text:p>
          </table:table-cell>
        </table:table-row>
        <table:table-row>
          <table:table-cell table:style-name="Tabela2.A2" office:value-type="string">
            <text:p text:style-name="P10">CE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0</text:p>
          </table:table-cell>
          <table:table-cell table:style-name="Tabela2.D2" office:value-type="string">
            <text:p text:style-name="P14">1</text:p>
          </table:table-cell>
        </table:table-row>
      </table:table>
      <text:p text:style-name="P6">Tabela do total de pontos de função</text:p>
      <text:p text:style-name="P6"/>
      <text:p text:style-name="P5">ALI = 1 simples (acesso).</text:p>
      <text:p text:style-name="P5">CE = 1 complexo(consulta).</text:p>
      <text:p text:style-name="P5">SE = 1 medio(impressao).</text:p>
      <text:p text:style-name="P5">EE = 1 medio(entrada do nome).</text:p>
      <text:p text:style-name="P3"/>
      <text:p text:style-name="P4">ALI = <text:span text:style-name="T5">x</text:span>*simples(7) </text:p>
      <text:p text:style-name="P4"><text:tab/><text:span text:style-name="T4">1*7 = 7.</text:span></text:p>
      <text:p text:style-name="P4"/>
      <text:p text:style-name="P4">AIE = <text:span text:style-name="T6">0.</text:span></text:p>
      <text:p text:style-name="P4"/>
      <text:p text:style-name="P4">EE = <text:span text:style-name="T6">1</text:span>*medio(4)</text:p>
      <text:p text:style-name="P4"><text:tab/><text:span text:style-name="T6">1*4 = 4.</text:span></text:p>
      <text:p text:style-name="P4"/>
      <text:p text:style-name="P4">SE = <text:span text:style-name="T6">1</text:span>*medio(5)</text:p>
      <text:p text:style-name="P4"><text:tab/><text:span text:style-name="T6">1*5 = 5.</text:span></text:p>
      <text:p text:style-name="P4"/>
      <text:p text:style-name="P4">CE = <text:span text:style-name="T6">1</text:span>*complexo(6)</text:p>
      <text:p text:style-name="P4"><text:tab/><text:span text:style-name="T4">1*6 = 6</text:span></text:p>
      <text:p text:style-name="P1"/>
      <text:p text:style-name="P1">UFP = (<text:span text:style-name="T6">7</text:span> + <text:span text:style-name="T6">0</text:span> + <text:span text:style-name="T6">4</text:span> + <text:span text:style-name="T6">5</text:span> + <text:span text:style-name="T6">6</text:span>)</text:p>
      <text:p text:style-name="P1">UFP = <text:span text:style-name="T6">2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5:22:36.922100527</meta:creation-date>
    <dc:date>2017-04-27T15:16:13.806179667</dc:date>
    <meta:editing-duration>PT1H16M19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67" meta:word-count="140" meta:character-count="571" meta:non-whitespace-character-count="489"/>
  </office:meta>
</office:document-meta>
</file>